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Dialog">
      <style:text-properties fo:language="pl" fo:country="PL"/>
    </style:style>
    <style:style style:name="P5" style:family="paragraph" style:parent-style-name="Heading_20_2">
      <style:text-properties fo:language="pl" fo:country="PL"/>
    </style:style>
    <style:style style:name="P6" style:family="paragraph" style:parent-style-name="Heading_20_2">
      <style:paragraph-properties fo:break-before="page"/>
      <style:text-properties fo:language="pl" fo:country="PL"/>
    </style:style>
    <style:style style:name="P7" style:family="paragraph" style:parent-style-name="Heading_20_2" style:list-style-name="WWNum4">
      <style:paragraph-properties fo:break-before="page"/>
      <style:text-properties fo:language="pl" fo:country="PL"/>
    </style:style>
    <style:style style:name="P8" style:family="paragraph" style:parent-style-name="Heading_20_3">
      <style:text-properties fo:language="pl" fo:country="PL"/>
    </style:style>
    <style:style style:name="P9" style:family="paragraph" style:parent-style-name="Heading" style:master-page-name="Standard">
      <style:paragraph-properties style:page-number="auto"/>
      <style:text-properties fo:language="pl" fo:country="PL"/>
    </style:style>
    <style:style style:name="P10" style:family="paragraph" style:parent-style-name="Standard">
      <style:paragraph-properties fo:text-align="start" style:justify-single-word="false"/>
      <style:text-properties style:font-name="Calibri1" fo:language="pl" fo:country="PL"/>
    </style:style>
    <style:style style:name="P11" style:family="paragraph" style:parent-style-name="Dialog">
      <style:text-properties style:font-name="Calibri1"/>
    </style:style>
    <style:style style:name="P12" style:family="paragraph" style:parent-style-name="Dialog">
      <style:paragraph-properties fo:text-align="center" style:justify-single-word="false"/>
      <style:text-properties style:font-name="Calibri1"/>
    </style:style>
    <style:style style:name="P13" style:family="paragraph" style:parent-style-name="List_20_Paragraph" style:list-style-name="WWNum1">
      <style:text-properties fo:language="pl" fo:country="PL"/>
    </style:style>
    <style:style style:name="P14" style:family="paragraph" style:parent-style-name="List_20_Paragraph" style:list-style-name="WWNum2">
      <style:text-properties fo:language="pl" fo:country="PL"/>
    </style:style>
    <style:style style:name="P15" style:family="paragraph" style:parent-style-name="Text_20_body">
      <style:text-properties fo:language="pl" fo:country="PL"/>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rły na Krymie – tom I, „Elekcja Inaczej”</text:p>
      <text:list xml:id="list4201770710752398925" text:style-name="Outline">
        <text:list-item>
          <text:h text:style-name="P5"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37455647" text:continue-numbering="true" text:style-name="Outline">
        <text:list-item>
          <text:h text:style-name="P5" text:outline-level="1">Czego jeszcze potrzebujemy</text:h>
        </text:list-item>
      </text:list>
      <text:list xml:id="list2224394610254197785" text:style-name="WWNum1">
        <text:list-item>
          <text:p text:style-name="P13"><text:s/>przeczytać początek wątku „Elekcja 1673 inaczej”</text:p>
        </text:list-item>
        <text:list-item>
          <text:p text:style-name="P13">Dowiedzieć się więcej o organizacji wojsk Rzeczypospolitej w 2-giej poł. XVII wieku</text:p>
          <text:list>
            <text:list-item>
              <text:p text:style-name="P13">Źródłem może być gra wojenna „Ogniem i Mieczem”</text:p>
            </text:list-item>
          </text:list>
        </text:list-item>
        <text:list-item>
          <text:p text:style-name="P13">Dowiedzieć się więcej o wojnie Polsko-Tureckiej od 1672 roku</text:p>
        </text:list-item>
        <text:list-item>
          <text:p text:style-name="P13">Dowiedzieć się więcej o zwyczajach Rzeczypospolitej Szlacheckiej z 2-giej poł. XVII wieku, źródła:</text:p>
          <text:list>
            <text:list-item>
              <text:p text:style-name="P13">Strona internetowa Kadrinazi</text:p>
            </text:list-item>
            <text:list-item>
              <text:p text:style-name="P13">„Encyklopedia Staropolska” Glogera – może jest na internecie</text:p>
            </text:list-item>
            <text:list-item>
              <text:p text:style-name="P13">„Pamiętniki” Jana Chryzostoma Paska – może jest na internecie – jest w Google Books</text:p>
            </text:list-item>
            <text:list-item>
              <text:p text:style-name="P13">„Listy do Marysieńki” Króla Jana III Sobieskiego – może są na internecie</text:p>
            </text:list-item>
          </text:list>
        </text:list-item>
        <text:list-item>
          <text:p text:style-name="P13">Ewentualnie porozumieć się z głównymi uczestnikami wątku</text:p>
        </text:list-item>
      </text:list>
      <text:list xml:id="list37462515" text:continue-list="list37455647" text:style-name="Outline">
        <text:list-item>
          <text:h text:style-name="P5" text:outline-level="1">Postaci</text:h>
          <text:list>
            <text:list-item>
              <text:list>
                <text:list-item>
                  <text:h text:style-name="P8"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oft-page-break/><text:span text:style-name="T1">długotrwałych wojen, następnie będzie w zdecydowanej opozycji do królów Sobieskich, w imię dawnych ideałów, a następnie zginie zamordowany albo w pojedynku.</text:span></text:p>
      <text:p text:style-name="P1">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way na czambuły</text:p>
      <text:p text:style-name="P1">Andrzej Lewandowski</text:p>
      <text:p text:style-name="P1">Aleksander Nowosielski</text:p>
      <text:p text:style-name="P1">Niżyńscy</text:p>
      <text:p text:style-name="P1">Kuczyńscy</text:p>
      <text:p text:style-name="P1"/>
      <text:list xml:id="list37467616" text:continue-numbering="true" text:style-name="Outline">
        <text:list-item>
          <text:list>
            <text:list-item>
              <text:list>
                <text:list-item>
                  <text:h text:style-name="P8"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text:soft-page-break/>Michał Kazimierz Pac – hetman wielki litewski, kasztelan wileński, wojewoda wileński, zagorzały przeciwnik Sobieskiego</text:p>
      <text:p text:style-name="P1">Michał Kazimierz Radziwiłł – hetman polny litewski, podkanclerzy litewski, szwagier Sobieskiego</text:p>
      <text:p text:style-name="P1">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pułkownik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37468898" text:continue-numbering="true" text:style-name="Outline">
        <text:list-item>
          <text:list>
            <text:list-item>
              <text:list>
                <text:list-item>
                  <text:h text:style-name="P8"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37445561" text:continue-numbering="true" text:style-name="Outline">
        <text:list-item>
          <text:h text:style-name="P5"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oft-page-break/><text:span text:style-name="T1">pościgu wpadają na cały oddział Tatarów i Sipahów. Nasi wycofują się bez prawie żadnych strat – pierwsze doświadczenia bojowe naszego bohatera.</text:span></text:p>
      <text:p text:style-name="P1">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37466906" text:continue-numbering="true" text:style-name="Outline">
        <text:list-item>
          <text:list>
            <text:list-item>
              <text:list>
                <text:list-item>
                  <text:h text:style-name="P8" text:outline-level="3">Pytania do tego co już napisaliśmy</text:h>
                </text:list-item>
              </text:list>
            </text:list-item>
          </text:list>
        </text:list-item>
      </text:list>
      <text:list xml:id="list1584367522490361515" text:style-name="WWNum2">
        <text:list-item>
          <text:p text:style-name="P14">Jakie były działania wojsk polskich prowadzonych przez Hetmana Wlk. na Podolu podczas i tuż po oblężeniu Kamieńca? -&gt; Wyprawa Przeciwko Czambułom</text:p>
        </text:list-item>
        <text:list-item>
          <text:p text:style-name="P14">Kto mógł dowodzić silnym podjazdem, jakie były jego cele i dalsze losy? -&gt; Pośrednio Strażnik Kornny Bidziński, bezpośrednio pan Pruszkowski</text:p>
        </text:list-item>
        <text:list-item>
          <text:p text:style-name="P14">Jak wyglądały działania wojenne podczas elekcji? -&gt; rozejm Buczacki, konfederacja Gołąbska</text:p>
        </text:list-item>
        <text:list-item>
          <text:p text:style-name="P14">Jak wyglądały działania wojenne po elekcji? -&gt; Oblężenie Lwowa i Trembowli (nie jest ważne bo już nastąpił POD)</text:p>
        </text:list-item>
      </text:list>
      <text:p text:style-name="P1"/>
      <text:list xml:id="list37460725" text:continue-list="list37466906" text:style-name="Outline">
        <text:list-item>
          <text:list>
            <text:list-item>
              <text:list>
                <text:list-item>
                  <text:h text:style-name="P8"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robi się</text:p>
      <text:p text:style-name="P1"><text:soft-page-break/>Podczas elekcji opisać szczegółowo różne ekscesy. Opisać szczegółowo reformy wprowadzone przez Sobieskiego.</text:p>
      <text:p text:style-name="P1"/>
      <text:list xml:id="list3608382888434895398" text:style-name="WWNum4">
        <text:list-item>
          <text:h text:style-name="P7"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 Pietrek, myślisz że to...</text:p>
      <text:p text:style-name="P1">- Tatarzy, znaczy, ordyńcy, znaczy, Krymcy!</text:p>
      <text:p text:style-name="P1">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oft-page-break/><text:span text:style-name="T1">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text:soft-page-break/>- Coście za jedni?</text:p>
      <text:p text:style-name="Standard"><text:span text:style-name="T1">- My tutejse, z Majdana</text:span><text:span text:style-name="T4">.</text:span></text:p>
      <text:p text:style-name="P1">- co tu robicie?</text:p>
      <text:p text:style-name="P1">- Tatary nas ciongły, a potem tu ostawiły...</text:p>
      <text:p text:style-name="P1">- a gdzie wasi rodzice?</text:p>
      <text:p text:style-name="P1">- Une ich ubiły, zanim nas ciongły...</text:p>
      <text:p text:style-name="P1">- a Tatary gdzie? Wiele ich?</text:p>
      <text:p text:style-name="P1">- ja nie wiem Panie, jak nas ostawiły to skoro uciekały, nie bijcie!</text:p>
      <text:p text:style-name="P1">- Nie bójcie się, już nikt nie będzie was bił. Idźcie do gościńca i potem do Krasnobrodu, na lewo. Tam już tylko nasze wojska i pan hetman, nie ma już Tatarów.</text:p>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 Patrzcie to ten wielki wojownik, co z chłopami walczy, a przed nami ucieka!</text:p>
      <text:p text:style-name="P1">- W łeb go od razu!</text:p>
      <text:p text:style-name="P1">- Nie, pobawmy się z nim trochę!</text:p>
      <text:p text:style-name="P1">- Stać, trzeba go odesłać na przepytki do jaśnie pana hetmana! Temu pachołkowi wesoło już tam nie będzie!</text:p>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oft-page-break/><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 witamy waszmościów pancernych, widno na poważną potrzebę się zanosi, gdy razem podążamy!</text:p>
      <text:p text:style-name="P1">- witamy, słyszę że panowie Wołosza dobrze już mową polską władacie?</text:p>
      <text:p text:style-name="P1">- bo przecie u nas prawie wszyscy Polacy, a nawet szlachta. Król zaciągi wydając kazał nie ufać cudzoziemcom, tak i u nas kilku tylko prawdziwych Wołoch. Jam zaś urodzony Stefan Ostrowski z Mazowsza, i mój poczet krewniaków.</text:p>
      <text:p text:style-name="P1">- Przebóg, toć i ja z Mazowsza, Stanisław Starczyński, a to moi pocztowi panowie Piotrowski i Wyczyński. Skąd Waszmość pochodzisz?</text:p>
      <text:p text:style-name="P1">- Z Ostrówka, zaścianku pod Konstancinem, gdzie się dobra Gosiewskich senatorstwa zaczynają...</text:p>
      <text:p text:style-name="P1">-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1">- Tatarów usiec musimy, co ciężką są dla ludu naszej ziemi plagą... Potem zasię może co i na Turkach zdobędziemy?</text:p>
      <text:p text:style-name="P1">Starczyński, młodzian słusznej postury w bardzo porządnej kolczudze, skrzywił się na wzmiankę o ludzie. </text:p>
      <text:p text:style-name="P1"><text:soft-page-break/>- Słyszę iż Waść wiernym jegomości hetman jesteś sekundantem, tak się nad ludem litując. To i pan hetman ludowi w głowach przewraca, do wojaczki a nie do pługa go nawołując.</text:p>
      <text:p text:style-name="Standard"><text:span text:style-name="T1">- Wielkie zasługi nam przecie chłopi oddali, o postojach Tatarów znać nam dając, a i onych nawet szarpiąc. Że Tatar ludowi ciężkim rozbójnikiem, złość ludu wykorzystać przeciw wrogowi </text:span><text:span text:style-name="T3">się godzi.</text:span></text:p>
      <text:p text:style-name="P1">-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 Ale teraz pono Moskwa nasz aliant przeciw Turczynowi. Jak Waszmość to widzisz, ruszą nam z pomocą?</text:p>
      <text:p text:style-name="P1">-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oft-page-break/><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oft-page-break/><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text:soft-page-break/>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9">ym tylko ogr</text:span><text:span text:style-name="T7">ó</text:span><text:span text:style-name="T9">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8">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text:soft-page-break/>*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span></text:p>
      <text:p text:style-name="P10">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10">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Morsztyna,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10"><text:soft-page-break/>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8">ci o tym zwycięstwie świetnym Sobieskiego dotar</text:span><text:span text:style-name="T6">ł</text:span><text:span text:style-name="T8">y r</text:span><text:span text:style-name="T6">ó</text:span><text:span text:style-name="T8">wnie</text:span><text:span text:style-name="T6">ż</text:span> do sułtana tureckiego i przerazi<text:span text:style-name="T6">ł</text:span><text:span text:style-name="T8">y go. J</text:span>eszcze wi<text:span text:style-name="T6">ę</text:span><text:span text:style-name="T8">ksze na su</text:span><text:span text:style-name="T6">ł</text:span><text:span text:style-name="T8">tanie wra</text:span><text:span text:style-name="T6">ż</text:span><text:span text:style-name="T8">enie zrobi</text:span><text:span text:style-name="T6">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6">ł</text:span><text:span text:style-name="T8">oski </text:span>o marszu pana hetmana Sobieskiego powodowa<text:span text:style-name="T6">ł</text:span><text:span text:style-name="T8">y panik</text:span><text:span text:style-name="T6">ę</text:span><text:span text:style-name="T8"> w</text:span><text:span text:style-name="T6">ś</text:span><text:span text:style-name="T8">r</text:span><text:span text:style-name="T6">ó</text:span><text:span text:style-name="T8">d naje</text:span><text:span text:style-name="T6">ź</text:span><text:span text:style-name="T8">d</text:span><text:span text:style-name="T6">ź</text:span><text:span text:style-name="T8">c</text:span><text:span text:style-name="T6">ó</text:span><text:span text:style-name="T8">w dotychczas bezkarnych</text:span>. Pan Sobieski jednak na Turk<text:span text:style-name="T6">ó</text:span><text:span text:style-name="T8">w nie nast</text:span><text:span text:style-name="T6">ę</text:span><text:span text:style-name="T8">powa</text:span><text:span text:style-name="T6">ł</text:span><text:span text:style-name="T8"> – jeszcze nie tej jesieni, ko</text:span><text:span text:style-name="T6">ń</text:span><text:span text:style-name="T8">cz</text:span><text:span text:style-name="T6">ą</text:span><text:span text:style-name="T8">cej </text:span><text:span text:style-name="T6">ó</text:span><text:span text:style-name="T8">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oft-page-break/><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37455459" text:continue-list="list37460725" text:style-name="Outline">
        <text:list-item text:start-value="2">
          <text:h text:style-name="P6"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e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ay ich tabory. Pan Starczyński ze swoim pocztem dołączył się do na czas tego przemarszu do chorągwi wołoskiej pana Miączyńskiego, w której teraz podporucznikował pan Stefan Ostrowski, zatem przyjaciele jechali razem i razem narzekal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oft-page-break/><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4"/>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text:span><text:soft-page-break/><text:span text:style-name="T1">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8"> Wis</text:span><text:span text:style-name="T6">ł</text:span><text:span text:style-name="T8">y, wolno posuwali si</text:span><text:span text:style-name="T6">ę</text:span><text:span text:style-name="T8"> b</text:span><text:span text:style-name="T6">ł</text:span><text:span text:style-name="T8">otnistymi drogami w</text:span><text:span text:style-name="T6">ś</text:span><text:span text:style-name="T8">r</text:span><text:span text:style-name="T6">ó</text:span><text:span text:style-name="T8">d coraz wi</text:span><text:span text:style-name="T6">ę</text:span><text:span text:style-name="T8">kszej jesiennej pluchy, a</text:span><text:span text:style-name="T6">ż</text:span><text:span text:style-name="T8"> dojechali do Gr</text:span><text:span text:style-name="T6">ó</text:span><text:span text:style-name="T8">jca. Tam przeprawili si</text:span><text:span text:style-name="T6">ę</text:span><text:span text:style-name="T8"> przez Wis</text:span><text:span text:style-name="T6">łę</text:span><text:span text:style-name="T8">, a nast</text:span><text:span text:style-name="T6">ę</text:span><text:span text:style-name="T8">pnie przyjaciele rozstali si</text:span><text:span text:style-name="T6">ę aby udać się każdy w swoje rodzinne strony.</text:span></text:p>
      <text:p text:style-name="P11"/>
      <text:p text:style-name="P12">* <text:s/>* <text:s/>*</text:p>
      <text:p text:style-name="P11"/>
      <text:p text:style-name="P11">Również na Litwie była plucha, nawet może jeszcze <text:s/>bardziej dotkliwe były ulewy tego listopada.</text:p>
      <text:p text:style-name="Dialog"/>
      <text:p text:style-name="Dialog">TODO: przyjazd Ostrowskiego w rodzinne strony, podziw dla hetmana za zwycięstwo, agitacja</text:p>
      <text:p text:style-name="P1"/>
      <text:p text:style-name="P1">Pan Stefan Ostrowski wraz z pocztowym swym, Wi<text:span text:style-name="T6">ś</text:span><text:span text:style-name="T8">niewskim, wjechali w po</text:span><text:span text:style-name="T6">ł</text:span><text:span text:style-name="T8">owie listopada triumfalnie do rodzinnego za</text:span><text:span text:style-name="T6">ś</text:span><text:span text:style-name="T8">cianka. Prowadzili kilka zdobytych na Tatarach konik</text:span><text:span text:style-name="T6">ó</text:span><text:span text:style-name="T8">w, w wszystkie mia</text:span><text:span text:style-name="T6">ł</text:span><text:span text:style-name="T8">y sakwy dobrem wy</text:span><text:span text:style-name="T6">ł</text:span><text:span text:style-name="T8">adowane. Naszym dzielnym wojakom nie tylko uda</text:span><text:span text:style-name="T6">ł</text:span><text:span text:style-name="T8">o si</text:span><text:span text:style-name="T6">ę</text:span><text:span text:style-name="T8"> z namiot</text:span><text:span text:style-name="T6">ó</text:span><text:span text:style-name="T8">w starszyzny tatarskiej co nieco zdoby</text:span><text:span text:style-name="T6">ć</text:span><text:span text:style-name="T8">, ale te</text:span><text:span text:style-name="T6">ż</text:span><text:span text:style-name="T8"> dobro z</text:span><text:span text:style-name="T6">ł</text:span><text:span text:style-name="T8">upione <text:s/>na nieszcz</text:span><text:span text:style-name="T6">ę</text:span><text:span text:style-name="T8">snej Sanotczy</text:span><text:span text:style-name="T6">ź</text:span><text:span text:style-name="T8">nie przez Tatar</text:span><text:span text:style-name="T6">ó</text:span><text:span text:style-name="T8">w nie zawsze wraca</text:span><text:span text:style-name="T6">ł</text:span><text:span text:style-name="T8">o do poprzednich w</text:span><text:span text:style-name="T6">ł</text:span><text:span text:style-name="T8">a</text:span><text:span text:style-name="T6">ś</text:span><text:span text:style-name="T8">cicieli, gdy</text:span><text:span text:style-name="T6">ż</text:span><text:span text:style-name="T8"> ci ju</text:span><text:span text:style-name="T6">ż</text:span><text:span text:style-name="T8"> na lepszym </text:span><text:span text:style-name="T6">ś</text:span><text:span text:style-name="T8">wiecie przebywający doczesnych zbytk</text:span><text:span text:style-name="T6">ó</text:span><text:span text:style-name="T8">w nie potrzebowali. Z wielk</text:span><text:span text:style-name="T6">ą</text:span><text:span text:style-name="T8"> nadziej</text:span><text:span text:style-name="T6">ą</text:span><text:span text:style-name="T8"> oczekiwa</text:span><text:span text:style-name="T6">ł</text:span><text:span text:style-name="T8"> pan Stefan przysz</text:span><text:span text:style-name="T6">ł</text:span><text:span text:style-name="T8">ej kampanii, </text:span><text:span text:style-name="T6">ż</text:span><text:span text:style-name="T8">e </text:span><text:soft-page-break/><text:span text:style-name="T8">w cztery konie mo</text:span><text:span text:style-name="T6">ż</text:span><text:span text:style-name="T8">e nawet wyst</text:span><text:span text:style-name="T6">ą</text:span><text:span text:style-name="T8">pi, i wspomina</text:span><text:span text:style-name="T6">ł</text:span><text:span text:style-name="T8"> te</text:span><text:span text:style-name="T6">ż</text:span><text:span text:style-name="T8"> </text:span><text:span text:style-name="T6">ł</text:span><text:span text:style-name="T8">askawe s</text:span><text:span text:style-name="T6">ł</text:span><text:span text:style-name="T8">owa hetmana Sobieskiego spod Niemirowa. </text:span></text:p>
      <text:p text:style-name="P1"><text:span text:style-name="T8">Radosne by</text:span><text:span text:style-name="T6">ł</text:span><text:span text:style-name="T8">o powitanie w za</text:span><text:span text:style-name="T6">ś</text:span><text:span text:style-name="T8">cianku Ostrowskich pocztu pana Stefana. Drugi jego pocztowy, Pietrek, wr</text:span><text:span text:style-name="T6">ó</text:span><text:span text:style-name="T8">ci</text:span><text:span text:style-name="T6">ł</text:span><text:span text:style-name="T8"> tydzie</text:span><text:span text:style-name="T6">ń</text:span><text:span text:style-name="T8"> wcze</text:span><text:span text:style-name="T6">ś</text:span><text:span text:style-name="T8">niej, z gor</text:span><text:span text:style-name="T6">ą</text:span><text:span text:style-name="T8">czki uzdrowion cudown</text:span><text:span text:style-name="T6">ą</text:span><text:span text:style-name="T8"> moc</text:span><text:span text:style-name="T6">ą</text:span><text:span text:style-name="T8"> sanktuarium w Krasnobrodzie. Cud ten wspomo</text:span><text:span text:style-name="T6">ż</text:span><text:span text:style-name="T8">ony zosta</text:span><text:span text:style-name="T6">ł</text:span><text:span text:style-name="T8"> z</text:span><text:span text:style-name="T6">ł</text:span><text:span text:style-name="T8">otym dukatem, kt</text:span><text:span text:style-name="T6">ó</text:span><text:span text:style-name="T8">ry z </text:span><text:span text:style-name="T6">ł</text:span><text:span text:style-name="T8">up</text:span><text:span text:style-name="T6">ó</text:span><text:span text:style-name="T8">w zdobytych na Kozakach usieczonych pod Niemirowem da</text:span><text:span text:style-name="T6">ł</text:span><text:span text:style-name="T8"> Pietrkowi na drog</text:span><text:span text:style-name="T6">ę</text:span><text:span text:style-name="T8"> pan Stefan, a kt</text:span><text:span text:style-name="T6">ó</text:span><text:span text:style-name="T8">ry to dukat zapewni</text:span><text:span text:style-name="T6">ł</text:span><text:span text:style-name="T8"> w Krasnobrodzie choremu kilka dni w dobrze opalanej izbie i w ciep</text:span><text:span text:style-name="T6">ł</text:span><text:span text:style-name="T8">ym </text:span><text:span text:style-name="T6">ł</text:span><text:span text:style-name="T8">o</text:span><text:span text:style-name="T6">ż</text:span><text:span text:style-name="T8">u.</text:span></text:p>
      <text:p text:style-name="P1"/>
      <text:list xml:id="list37470328" text:continue-numbering="true" text:style-name="Outline">
        <text:list-item>
          <text:h text:style-name="P5" text:outline-level="1"/>
        </text:list-item>
      </text:list>
      <text:p text:style-name="P15">Z pocz<text:span text:style-name="T6">ą</text:span><text:span text:style-name="T8">tkiem lutego, na </text:span><text:span text:style-name="T6">ś</text:span><text:span text:style-name="T8">wi</text:span><text:span text:style-name="T6">ę</text:span><text:span text:style-name="T8">to Matki Boskiej, zjecha</text:span><text:span text:style-name="T6">ł</text:span><text:span text:style-name="T8"> do Ostrowskich z niespodziewan</text:span><text:span text:style-name="T6">ą</text:span><text:span text:style-name="T8"> wizyt</text:span><text:span text:style-name="T6">ą</text:span><text:span text:style-name="T8"> pan Starczy</text:span><text:span text:style-name="T6">ń</text:span><text:span text:style-name="T8">ski. </text:span></text:p>
      <text:p text:style-name="P1">TODO: opisać przygotowania sejmu, w który przekształciły się obie konfederac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alibri1" svg:font-family="Calibri"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242</meta:editing-cycles>
    <meta:creation-date>2014-08-22T08:05:00</meta:creation-date>
    <dc:date>2014-12-22T17:30:16.40</dc:date>
    <meta:editing-duration>PT6H34M33S</meta:editing-duration>
    <meta:generator>OpenOffice/4.1.1$Win32 OpenOffice.org_project/411m6$Build-9775</meta:generator>
    <meta:document-statistic meta:table-count="0" meta:image-count="0" meta:object-count="0" meta:page-count="21" meta:paragraph-count="206" meta:word-count="8656" meta:character-count="58821"/>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